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solid" svg:stroke-width="0cm" svg:stroke-color="#eeeeee" draw:stroke-linejoin="round" svg:stroke-linecap="butt" draw:fill="none"/>
    </style:style>
    <style:style style:name="gr3" style:family="graphic" style:parent-style-name="standard">
      <style:graphic-properties draw:stroke="solid" svg:stroke-width="0cm" svg:stroke-color="#000000" draw:stroke-linejoin="round" svg:stroke-linecap="butt" draw:fill="none"/>
    </style:style>
    <style:style style:name="gr4" style:family="graphic" style:parent-style-name="standard">
      <style:graphic-properties draw:stroke="solid" svg:stroke-width="0cm" svg:stroke-color="#eeeeee" draw:stroke-linejoin="round" svg:stroke-linecap="butt" draw:fill="solid" draw:fill-color="#ffffff"/>
    </style:style>
    <style:style style:name="gr5" style:family="graphic" style:parent-style-name="standard">
      <style:graphic-properties draw:stroke="solid" svg:stroke-width="0cm" svg:stroke-color="#000000" draw:stroke-linejoin="round" svg:stroke-linecap="butt" draw:fill="solid" draw:fill-color="#ffffff"/>
    </style:style>
    <style:style style:name="gr6" style:family="graphic" style:parent-style-name="standard">
      <style:graphic-properties draw:stroke="solid" svg:stroke-width="0cm" svg:stroke-color="#ffffff" draw:stroke-linejoin="round" svg:stroke-linecap="butt" draw:fill="none"/>
    </style:style>
    <style:style style:name="gr7" style:family="graphic" style:parent-style-name="standard">
      <style:graphic-properties draw:stroke="none" draw:fill="solid" draw:fill-color="#1c1c1c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loext:graphic-properties draw:fill="solid" draw:fill-color="#1c1c1c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text-properties fo:font-size="18pt" style:font-size-asian="18pt" style:font-size-complex="18pt"/>
    </style:style>
    <style:style style:name="T1" style:family="text">
      <style:text-properties fo:color="#000000" style:font-name="Liberation Sans1" fo:font-size="18pt" style:font-size-asian="18pt" style:font-name-complex="Liberation Sans1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0.997cm" svg:height="29.7cm" svg:x="0cm" svg:y="-5.398cm" svg:viewBox="0 0 20998 29701" draw:points="0,0 20998,0 20998,29701 0,29701">
          <text:p/>
        </draw:polygon>
        <draw:path draw:style-name="gr1" draw:text-style-name="P1" draw:layer="layout" svg:width="1.002cm" svg:height="0.501cm" svg:x="4cm" svg:y="1.901cm" svg:viewBox="0 0 1003 502" svg:d="M501 0c283 0 498 109 498 250 0 143-215 252-498 252-286 0-501-109-501-252 0-141 215-250 501-250zM0 0zM1003 502z">
          <text:p/>
        </draw:path>
        <draw:path draw:style-name="gr2" draw:text-style-name="P2" draw:layer="layout" svg:width="0.998cm" svg:height="0.501cm" svg:x="4cm" svg:y="1.901cm" svg:viewBox="0 0 999 502" svg:d="M502 0c282 0 497 109 497 250 0 143-215 252-497 252-287 0-502-109-502-252 0-141 215-250 502-250z">
          <text:p/>
        </draw:path>
        <draw:polygon draw:style-name="gr2" draw:text-style-name="P2" draw:layer="layout" svg:width="0cm" svg:height="0cm" svg:x="4cm" svg:y="1.901cm" svg:viewBox="0 0 0 0" draw:points="0,0">
          <text:p/>
        </draw:polygon>
        <draw:polygon draw:style-name="gr2" draw:text-style-name="P2" draw:layer="layout" svg:width="0cm" svg:height="0cm" svg:x="5.002cm" svg:y="2.402cm" svg:viewBox="0 0 0 0" draw:points="0,0">
          <text:p/>
        </draw:polygon>
        <draw:path draw:style-name="gr1" draw:text-style-name="P1" draw:layer="layout" svg:width="0.603cm" svg:height="0.099cm" svg:x="4.399cm" svg:y="1.703cm" svg:viewBox="0 0 604 100" svg:d="M301 0c169 0 299 23 299 51s-130 49-299 49c-170 0-301-21-301-49s131-51 301-51zM0 0zM604 100z">
          <text:p/>
        </draw:path>
        <draw:path draw:style-name="gr2" draw:text-style-name="P2" draw:layer="layout" svg:width="0.599cm" svg:height="0.099cm" svg:x="4.399cm" svg:y="1.703cm" svg:viewBox="0 0 600 100" svg:d="M301 0c169 0 299 23 299 51s-130 49-299 49c-170 0-301-21-301-49s131-51 301-51z">
          <text:p/>
        </draw:path>
        <draw:polygon draw:style-name="gr2" draw:text-style-name="P2" draw:layer="layout" svg:width="0cm" svg:height="0cm" svg:x="4.399cm" svg:y="1.703cm" svg:viewBox="0 0 0 0" draw:points="0,0">
          <text:p/>
        </draw:polygon>
        <draw:polygon draw:style-name="gr2" draw:text-style-name="P2" draw:layer="layout" svg:width="0cm" svg:height="0cm" svg:x="5.002cm" svg:y="1.802cm" svg:viewBox="0 0 0 0" draw:points="0,0">
          <text:p/>
        </draw:polygon>
        <draw:line draw:style-name="gr2" draw:text-style-name="P2" draw:layer="layout" svg:x1="4.399cm" svg:y1="1.802cm" svg:x2="5.2cm" svg:y2="1.902cm">
          <text:p/>
        </draw:line>
        <draw:line draw:style-name="gr2" draw:text-style-name="P2" draw:layer="layout" svg:x1="4.399cm" svg:y1="1.902cm" svg:x2="4.502cm" svg:y2="1.802cm">
          <text:p/>
        </draw:line>
        <draw:line draw:style-name="gr2" draw:text-style-name="P2" draw:layer="layout" svg:x1="4.202cm" svg:y1="1.902cm" svg:x2="-0.501cm" svg:y2="1.301cm">
          <text:p/>
        </draw:line>
        <draw:line draw:style-name="gr2" draw:text-style-name="P2" draw:layer="layout" svg:x1="4.501cm" svg:y1="2.004cm" svg:x2="8.7cm" svg:y2="1.404cm">
          <text:p/>
        </draw:line>
        <draw:line draw:style-name="gr2" draw:text-style-name="P2" draw:layer="layout" svg:x1="4.201cm" svg:y1="1.803cm" svg:x2="8.601cm" svg:y2="1.404cm">
          <text:p/>
        </draw:line>
        <draw:line draw:style-name="gr2" draw:text-style-name="P2" draw:layer="layout" svg:x1="7.5cm" svg:y1="1.301cm" svg:x2="7.5cm" svg:y2="1.404cm">
          <text:p/>
        </draw:line>
        <draw:line draw:style-name="gr2" draw:text-style-name="P2" draw:layer="layout" svg:x1="4.3cm" svg:y1="1.902cm" svg:x2="9.201cm" svg:y2="1.802cm">
          <text:p/>
        </draw:line>
        <draw:line draw:style-name="gr2" draw:text-style-name="P2" draw:layer="layout" svg:x1="4.399cm" svg:y1="1.901cm" svg:x2="8.4cm" svg:y2="2.202cm">
          <text:p/>
        </draw:line>
        <draw:line draw:style-name="gr2" draw:text-style-name="P2" draw:layer="layout" svg:x1="4.3cm" svg:y1="1.802cm" svg:x2="10.799cm" svg:y2="2.004cm">
          <text:p/>
        </draw:line>
        <draw:line draw:style-name="gr2" draw:text-style-name="P2" draw:layer="layout" svg:x1="7.701cm" svg:y1="0.003cm" svg:x2="7.799cm" svg:y2="0.003cm">
          <text:p/>
        </draw:line>
        <draw:line draw:style-name="gr2" draw:text-style-name="P2" draw:layer="layout" svg:x1="4.201cm" svg:y1="1.703cm" svg:x2="10.9cm" svg:y2="1.703cm">
          <text:p/>
        </draw:line>
        <draw:line draw:style-name="gr2" draw:text-style-name="P2" draw:layer="layout" svg:x1="4.399cm" svg:y1="1.902cm" svg:x2="8.1cm" svg:y2="1.202cm">
          <text:p/>
        </draw:line>
        <draw:line draw:style-name="gr3" draw:text-style-name="P2" draw:layer="layout" svg:x1="3.499cm" svg:y1="7.602cm" svg:x2="3.499cm" svg:y2="10.703cm">
          <text:p/>
        </draw:line>
        <draw:polygon draw:style-name="gr4" draw:text-style-name="P1" draw:layer="layout" svg:width="0.903cm" svg:height="2.103cm" svg:x="2.998cm" svg:y="10.6cm" svg:viewBox="0 0 904 2104" draw:points="453,2104 0,2104 0,0 904,0 904,2104">
          <text:p/>
        </draw:polygon>
        <draw:polygon draw:style-name="gr4" draw:text-style-name="P1" draw:layer="layout" svg:width="0.099cm" svg:height="0.102cm" svg:x="5.499cm" svg:y="12.601cm" svg:viewBox="0 0 100 103" draw:points="51,103 0,103 0,0 100,0 100,103">
          <text:p/>
        </draw:polygon>
        <draw:line draw:style-name="gr3" draw:text-style-name="P2" draw:layer="layout" svg:x1="3.499cm" svg:y1="12.601cm" svg:x2="3.499cm" svg:y2="14.601cm">
          <text:p/>
        </draw:line>
        <draw:path draw:style-name="gr1" draw:text-style-name="P1" draw:layer="layout" svg:width="1.002cm" svg:height="1.002cm" svg:x="2.998cm" svg:y="14.601cm" svg:viewBox="0 0 1003 1003" svg:d="M501 0c283 0 502 219 502 501s-219 502-502 502c-282 0-501-220-501-502s219-501 501-501zM0 0zM1003 1003z">
          <text:p/>
        </draw:path>
        <draw:path draw:style-name="gr3" draw:text-style-name="P2" draw:layer="layout" svg:width="1.002cm" svg:height="1.002cm" svg:x="2.998cm" svg:y="14.601cm" svg:viewBox="0 0 1003 1003" svg:d="M501 0c283 0 502 219 502 501s-219 502-502 502c-282 0-501-220-501-502s219-501 501-501z">
          <text:p/>
        </draw:path>
        <draw:polygon draw:style-name="gr3" draw:text-style-name="P2" draw:layer="layout" svg:width="0cm" svg:height="0cm" svg:x="2.998cm" svg:y="14.601cm" svg:viewBox="0 0 0 0" draw:points="0,0">
          <text:p/>
        </draw:polygon>
        <draw:polygon draw:style-name="gr3" draw:text-style-name="P2" draw:layer="layout" svg:width="0cm" svg:height="0cm" svg:x="4cm" svg:y="15.603cm" svg:viewBox="0 0 0 0" draw:points="0,0">
          <text:p/>
        </draw:polygon>
        <draw:line draw:style-name="gr3" draw:text-style-name="P2" draw:layer="layout" svg:x1="4cm" svg:y1="15.102cm" svg:x2="10.001cm" svg:y2="15.102cm">
          <text:p/>
        </draw:line>
        <draw:polygon draw:style-name="gr5" draw:text-style-name="P1" draw:layer="layout" svg:width="2cm" svg:height="1.002cm" svg:x="10.001cm" svg:y="14.601cm" svg:viewBox="0 0 2001 1003" draw:points="998,1003 0,1003 0,0 2001,0 2001,1003">
          <text:p/>
        </draw:polygon>
        <draw:line draw:style-name="gr3" draw:text-style-name="P2" draw:layer="layout" svg:x1="12.001cm" svg:y1="15.102cm" svg:x2="14.001cm" svg:y2="15.102cm">
          <text:p/>
        </draw:line>
        <draw:path draw:style-name="gr1" draw:text-style-name="P1" draw:layer="layout" svg:width="0.801cm" svg:height="0.801cm" svg:x="3.1cm" svg:y="11.204cm" svg:viewBox="0 0 802 802" svg:d="M399 0c227 0 403 173 403 399s-176 399-403 399c-226 0-399-173-399-399s173-399 399-399zM0 0zM802 802z">
          <text:p/>
        </draw:path>
        <draw:path draw:style-name="gr3" draw:text-style-name="P2" draw:layer="layout" svg:width="0.801cm" svg:height="0.797cm" svg:x="3.1cm" svg:y="11.204cm" svg:viewBox="0 0 802 798" svg:d="M399 0c227 0 403 173 403 399s-176 399-403 399c-226 0-399-173-399-399s173-399 399-399z">
          <text:p/>
        </draw:path>
        <draw:polygon draw:style-name="gr3" draw:text-style-name="P2" draw:layer="layout" svg:width="0cm" svg:height="0cm" svg:x="3.1cm" svg:y="11.204cm" svg:viewBox="0 0 0 0" draw:points="0,0">
          <text:p/>
        </draw:polygon>
        <draw:polygon draw:style-name="gr3" draw:text-style-name="P2" draw:layer="layout" svg:width="0cm" svg:height="0cm" svg:x="3.901cm" svg:y="12.005cm" svg:viewBox="0 0 0 0" draw:points="0,0">
          <text:p/>
        </draw:polygon>
        <draw:path draw:style-name="gr1" draw:text-style-name="P1" draw:layer="layout" svg:width="0.801cm" svg:height="0.801cm" svg:x="10.6cm" svg:y="14.703cm" svg:viewBox="0 0 802 802" svg:d="M400 0c226 0 399 174 399 400s-173 399-399 399c-227 0-400-173-400-399s173-400 400-400zM0 0zM802 802z">
          <text:p/>
        </draw:path>
        <draw:path draw:style-name="gr3" draw:text-style-name="P2" draw:layer="layout" svg:width="0.798cm" svg:height="0.798cm" svg:x="10.6cm" svg:y="14.703cm" svg:viewBox="0 0 799 799" svg:d="M400 0c226 0 399 174 399 400s-173 399-399 399-400-173-400-399 174-400 400-400z">
          <text:p/>
        </draw:path>
        <draw:polygon draw:style-name="gr3" draw:text-style-name="P2" draw:layer="layout" svg:width="0cm" svg:height="0cm" svg:x="10.6cm" svg:y="14.703cm" svg:viewBox="0 0 0 0" draw:points="0,0">
          <text:p/>
        </draw:polygon>
        <draw:polygon draw:style-name="gr3" draw:text-style-name="P2" draw:layer="layout" svg:width="0cm" svg:height="0cm" svg:x="11.401cm" svg:y="15.504cm" svg:viewBox="0 0 0 0" draw:points="0,0">
          <text:p/>
        </draw:polygon>
        <draw:path draw:style-name="gr1" draw:text-style-name="P1" draw:layer="layout" svg:width="0.402cm" svg:height="0.402cm" svg:x="3.298cm" svg:y="11.401cm" svg:viewBox="0 0 403 403" svg:d="M202 0c113 0 201 89 201 202s-88 201-201 201c-114 0-202-88-202-201s88-202 202-202zM0 0zM403 403z">
          <text:p/>
        </draw:path>
        <draw:path draw:style-name="gr3" draw:text-style-name="P2" draw:layer="layout" svg:width="0.402cm" svg:height="0.402cm" svg:x="3.298cm" svg:y="11.401cm" svg:viewBox="0 0 403 403" svg:d="M202 0c113 0 201 89 201 202s-88 201-201 201c-114 0-202-88-202-201s88-202 202-202z">
          <text:p/>
        </draw:path>
        <draw:polygon draw:style-name="gr3" draw:text-style-name="P2" draw:layer="layout" svg:width="0cm" svg:height="0cm" svg:x="3.298cm" svg:y="11.401cm" svg:viewBox="0 0 0 0" draw:points="0,0">
          <text:p/>
        </draw:polygon>
        <draw:polygon draw:style-name="gr3" draw:text-style-name="P2" draw:layer="layout" svg:width="0cm" svg:height="0cm" svg:x="3.7cm" svg:y="11.803cm" svg:viewBox="0 0 0 0" draw:points="0,0">
          <text:p/>
        </draw:polygon>
        <draw:path draw:style-name="gr1" draw:text-style-name="P1" draw:layer="layout" svg:width="0.402cm" svg:height="0.402cm" svg:x="10.798cm" svg:y="14.901cm" svg:viewBox="0 0 403 403" svg:d="M201 0c114 0 202 88 202 202 0 113-88 201-202 201-113 0-201-88-201-201 0-114 88-202 201-202zM0 0zM403 403z">
          <text:p/>
        </draw:path>
        <draw:path draw:style-name="gr3" draw:text-style-name="P2" draw:layer="layout" svg:width="0.402cm" svg:height="0.402cm" svg:x="10.798cm" svg:y="14.901cm" svg:viewBox="0 0 403 403" svg:d="M201 0c114 0 202 88 202 202 0 113-88 201-202 201-113 0-201-88-201-201 0-114 88-202 201-202z">
          <text:p/>
        </draw:path>
        <draw:polygon draw:style-name="gr3" draw:text-style-name="P2" draw:layer="layout" svg:width="0cm" svg:height="0cm" svg:x="10.798cm" svg:y="14.901cm" svg:viewBox="0 0 0 0" draw:points="0,0">
          <text:p/>
        </draw:polygon>
        <draw:polygon draw:style-name="gr3" draw:text-style-name="P2" draw:layer="layout" svg:width="0cm" svg:height="0cm" svg:x="11.2cm" svg:y="15.303cm" svg:viewBox="0 0 0 0" draw:points="0,0">
          <text:p/>
        </draw:polygon>
        <draw:path draw:style-name="gr1" draw:text-style-name="P1" draw:layer="layout" svg:width="0.6cm" svg:height="0.6cm" svg:x="3.199cm" svg:y="14.802cm" svg:viewBox="0 0 601 601" svg:d="M301 0c169 0 300 131 300 300s-131 301-300 301-301-132-301-301 132-300 301-300zM0 0zM601 601z">
          <text:p/>
        </draw:path>
        <draw:path draw:style-name="gr3" draw:text-style-name="P2" draw:layer="layout" svg:width="0.6cm" svg:height="0.6cm" svg:x="3.199cm" svg:y="14.802cm" svg:viewBox="0 0 601 601" svg:d="M301 0c169 0 300 131 300 300s-131 301-300 301-301-132-301-301 132-300 301-300z">
          <text:p/>
        </draw:path>
        <draw:polygon draw:style-name="gr3" draw:text-style-name="P2" draw:layer="layout" svg:width="0cm" svg:height="0cm" svg:x="3.199cm" svg:y="14.802cm" svg:viewBox="0 0 0 0" draw:points="0,0">
          <text:p/>
        </draw:polygon>
        <draw:polygon draw:style-name="gr3" draw:text-style-name="P2" draw:layer="layout" svg:width="0cm" svg:height="0cm" svg:x="3.799cm" svg:y="15.402cm" svg:viewBox="0 0 0 0" draw:points="0,0">
          <text:p/>
        </draw:polygon>
        <draw:line draw:style-name="gr3" draw:text-style-name="P2" draw:layer="layout" svg:x1="2.698cm" svg:y1="16.002cm" svg:x2="4.3cm" svg:y2="16.002cm">
          <text:p/>
        </draw:line>
        <draw:line draw:style-name="gr3" draw:text-style-name="P2" draw:layer="layout" svg:x1="3.101cm" svg:y1="15.402cm" svg:x2="2.698cm" svg:y2="16.003cm">
          <text:p/>
        </draw:line>
        <draw:line draw:style-name="gr3" draw:text-style-name="P2" draw:layer="layout" svg:x1="3.901cm" svg:y1="15.402cm" svg:x2="4.202cm" svg:y2="16.003cm">
          <text:p/>
        </draw:line>
        <draw:polygon draw:style-name="gr5" draw:text-style-name="P1" draw:layer="layout" svg:width="1.002cm" svg:height="2.001cm" svg:x="2.998cm" svg:y="10.6cm" svg:viewBox="0 0 1003 2002" draw:points="501,2002 0,2002 0,0 1003,0 1003,2002">
          <text:p/>
        </draw:polygon>
        <draw:path draw:style-name="gr1" draw:text-style-name="P1" draw:layer="layout" svg:width="0.801cm" svg:height="0.8cm" svg:x="3.1cm" svg:y="11.303cm" svg:viewBox="0 0 802 801" svg:d="M399 0c227 0 403 172 403 399 0 229-176 402-403 402-226 0-399-173-399-402 0-227 173-399 399-399zM0 0zM802 801z">
          <text:p/>
        </draw:path>
        <draw:path draw:style-name="gr3" draw:text-style-name="P2" draw:layer="layout" svg:width="0.801cm" svg:height="0.8cm" svg:x="3.1cm" svg:y="11.303cm" svg:viewBox="0 0 802 801" svg:d="M399 0c227 0 403 172 403 399 0 229-176 402-403 402-226 0-399-173-399-402 0-227 173-399 399-399z">
          <text:p/>
        </draw:path>
        <draw:polygon draw:style-name="gr3" draw:text-style-name="P2" draw:layer="layout" svg:width="0cm" svg:height="0cm" svg:x="3.1cm" svg:y="11.303cm" svg:viewBox="0 0 0 0" draw:points="0,0">
          <text:p/>
        </draw:polygon>
        <draw:polygon draw:style-name="gr3" draw:text-style-name="P2" draw:layer="layout" svg:width="0cm" svg:height="0cm" svg:x="3.901cm" svg:y="12.103cm" svg:viewBox="0 0 0 0" draw:points="0,0">
          <text:p/>
        </draw:polygon>
        <draw:path draw:style-name="gr1" draw:text-style-name="P1" draw:layer="layout" svg:width="0.402cm" svg:height="0.398cm" svg:x="3.298cm" svg:y="11.504cm" svg:viewBox="0 0 403 399" svg:d="M202 0c113 0 201 84 201 197 0 114-88 202-201 202-114 0-202-88-202-202 0-113 88-197 202-197zM0 0zM403 399z">
          <text:p/>
        </draw:path>
        <draw:path draw:style-name="gr3" draw:text-style-name="P2" draw:layer="layout" svg:width="0.402cm" svg:height="0.398cm" svg:x="3.298cm" svg:y="11.504cm" svg:viewBox="0 0 403 399" svg:d="M202 0c113 0 201 84 201 197 0 114-88 202-201 202-114 0-202-88-202-202 0-113 88-197 202-197z">
          <text:p/>
        </draw:path>
        <draw:polygon draw:style-name="gr3" draw:text-style-name="P2" draw:layer="layout" svg:width="0cm" svg:height="0cm" svg:x="3.298cm" svg:y="11.504cm" svg:viewBox="0 0 0 0" draw:points="0,0">
          <text:p/>
        </draw:polygon>
        <draw:polygon draw:style-name="gr3" draw:text-style-name="P2" draw:layer="layout" svg:width="0cm" svg:height="0cm" svg:x="3.7cm" svg:y="11.902cm" svg:viewBox="0 0 0 0" draw:points="0,0">
          <text:p/>
        </draw:polygon>
        <draw:path draw:style-name="gr1" draw:text-style-name="P1" draw:layer="layout" svg:width="0.6cm" svg:height="0.603cm" svg:x="6.6cm" svg:y="12.901cm" svg:viewBox="0 0 601 604" svg:d="M301 0c169 0 300 131 300 300 0 173-131 300-300 300-170 0-301-127-301-300 0-169 131-300 301-300zM0 0zM601 604z">
          <text:p/>
        </draw:path>
        <draw:path draw:style-name="gr3" draw:text-style-name="P2" draw:layer="layout" svg:width="0.6cm" svg:height="0.599cm" svg:x="6.6cm" svg:y="12.901cm" svg:viewBox="0 0 601 600" svg:d="M301 0c169 0 300 130 300 299 0 173-131 301-300 301-170 0-301-128-301-301 0-169 131-299 301-299z">
          <text:p/>
        </draw:path>
        <draw:polygon draw:style-name="gr3" draw:text-style-name="P2" draw:layer="layout" svg:width="0cm" svg:height="0cm" svg:x="6.6cm" svg:y="12.901cm" svg:viewBox="0 0 0 0" draw:points="0,0">
          <text:p/>
        </draw:polygon>
        <draw:polygon draw:style-name="gr3" draw:text-style-name="P2" draw:layer="layout" svg:width="0cm" svg:height="0cm" svg:x="7.2cm" svg:y="13.504cm" svg:viewBox="0 0 0 0" draw:points="0,0">
          <text:p/>
        </draw:polygon>
        <draw:line draw:style-name="gr3" draw:text-style-name="P2" draw:layer="layout" svg:x1="3.901cm" svg:y1="14.803cm" svg:x2="6.7cm" svg:y2="13.402cm">
          <text:p/>
        </draw:line>
        <draw:line draw:style-name="gr3" draw:text-style-name="P2" draw:layer="layout" svg:x1="3.799cm" svg:y1="12.001cm" svg:x2="6.4cm" svg:y2="13.103cm">
          <text:p/>
        </draw:line>
        <draw:line draw:style-name="gr3" draw:text-style-name="P2" draw:layer="layout" svg:x1="7.401cm" svg:y1="13.5cm" svg:x2="10.901cm" svg:y2="14.902cm">
          <text:p/>
        </draw:line>
        <draw:path draw:style-name="gr3" draw:text-style-name="P2" draw:layer="layout" svg:width="1.101cm" svg:height="1.101cm" svg:x="6.399cm" svg:y="12.703cm" svg:viewBox="0 0 1102 1102" svg:d="M0 392c10-32 25-60 42-89 50-98 117-165 205-222 92-56 180-81 286-81 105 0 194 25 283 81 92 57 159 124 208 222 53 96 78 191 78 300 0 113-25 208-78 304-42 81-92 137-166 195">
          <text:p/>
        </draw:path>
        <draw:line draw:style-name="gr6" draw:text-style-name="P2" draw:layer="layout" svg:x1="7.501cm" svg:y1="13.5cm" svg:x2="7.298cm" svg:y2="13.805cm">
          <text:p/>
        </draw:line>
        <draw:path draw:style-name="gr6" draw:text-style-name="P2" draw:layer="layout" svg:width="0.2cm" svg:height="0.537cm" svg:x="7cm" svg:y="13.465cm" svg:viewBox="0 0 201 538" svg:d="M150 49c-418 1464 185-961 21 361l-59 39">
          <text:p/>
        </draw:path>
        <draw:line draw:style-name="gr6" draw:text-style-name="P2" draw:layer="layout" svg:x1="7.203cm" svg:y1="13.805cm" svg:x2="7.328cm" svg:y2="13.592cm">
          <text:p/>
        </draw:line>
        <draw:path draw:style-name="gr1" draw:text-style-name="P1" draw:layer="layout" svg:width="0.102cm" svg:height="0.201cm" svg:x="7.2cm" svg:y="13.603cm" svg:viewBox="0 0 103 202" svg:d="M49 0c28 0 50 42 50 98 0 57-22 100-50 100s-49-43-49-100c0-56 21-98 49-98zM0 0zM103 202z">
          <text:p/>
        </draw:path>
        <draw:path draw:style-name="gr6" draw:text-style-name="P2" draw:layer="layout" svg:width="0.098cm" svg:height="0.197cm" svg:x="7.2cm" svg:y="13.603cm" svg:viewBox="0 0 99 198" svg:d="M50 0c28 0 49 42 49 99s-21 99-49 99-50-42-50-99 22-99 50-99z">
          <text:p/>
        </draw:path>
        <draw:polygon draw:style-name="gr6" draw:text-style-name="P2" draw:layer="layout" svg:width="0cm" svg:height="0cm" svg:x="7.2cm" svg:y="13.603cm" svg:viewBox="0 0 0 0" draw:points="0,0">
          <text:p/>
        </draw:polygon>
        <draw:polygon draw:style-name="gr6" draw:text-style-name="P2" draw:layer="layout" svg:width="0cm" svg:height="0cm" svg:x="7.302cm" svg:y="13.804cm" svg:viewBox="0 0 0 0" draw:points="0,0">
          <text:p/>
        </draw:polygon>
        <draw:line draw:style-name="gr6" draw:text-style-name="P2" draw:layer="layout" svg:x1="7.501cm" svg:y1="13.5cm" svg:x2="6.9cm" svg:y2="14.203cm">
          <text:p/>
        </draw:line>
        <draw:path draw:style-name="gr7" draw:text-style-name="P3" draw:layer="layout" svg:width="0.3cm" svg:height="0.3cm" svg:x="8.6cm" svg:y="13.902cm" svg:viewBox="0 0 301 301" svg:d="M148 0c86 0 153 65 153 150 0 84-67 151-153 151-84 0-148-67-148-151 0-85 64-150 148-150zM0 0zM301 301z">
          <text:p/>
        </draw:path>
        <draw:path draw:style-name="gr6" draw:text-style-name="P2" draw:layer="layout" svg:width="0.3cm" svg:height="0.3cm" svg:x="8.6cm" svg:y="13.902cm" svg:viewBox="0 0 301 301" svg:d="M148 0c86 0 153 65 153 150 0 84-67 151-153 151-84 0-148-67-148-151 0-85 64-150 148-150z">
          <text:p/>
        </draw:path>
        <draw:polygon draw:style-name="gr6" draw:text-style-name="P2" draw:layer="layout" svg:width="0cm" svg:height="0cm" svg:x="8.6cm" svg:y="13.902cm" svg:viewBox="0 0 0 0" draw:points="0,0">
          <text:p/>
        </draw:polygon>
        <draw:polygon draw:style-name="gr6" draw:text-style-name="P2" draw:layer="layout" svg:width="0cm" svg:height="0cm" svg:x="8.9cm" svg:y="14.202cm" svg:viewBox="0 0 0 0" draw:points="0,0">
          <text:p/>
        </draw:polygon>
        <draw:path draw:style-name="gr1" draw:text-style-name="P1" draw:layer="layout" svg:width="0.501cm" svg:height="0.398cm" svg:x="7.2cm" svg:y="13.603cm" svg:viewBox="0 0 502 399" svg:d="M251 0c141 0 251 84 251 202 0 113-110 197-251 197s-251-84-251-197c0-118 110-202 251-202zM0 0zM502 399z">
          <text:p/>
        </draw:path>
        <draw:path draw:style-name="gr6" draw:text-style-name="P2" draw:layer="layout" svg:width="0.501cm" svg:height="0.398cm" svg:x="7.2cm" svg:y="13.603cm" svg:viewBox="0 0 502 399" svg:d="M251 0c141 0 251 84 251 202 0 113-110 197-251 197s-251-84-251-197c0-118 110-202 251-202z">
          <text:p/>
        </draw:path>
        <draw:polygon draw:style-name="gr6" draw:text-style-name="P2" draw:layer="layout" svg:width="0cm" svg:height="0cm" svg:x="7.2cm" svg:y="13.603cm" svg:viewBox="0 0 0 0" draw:points="0,0">
          <text:p/>
        </draw:polygon>
        <draw:polygon draw:style-name="gr6" draw:text-style-name="P2" draw:layer="layout" svg:width="0cm" svg:height="0cm" svg:x="7.701cm" svg:y="14.001cm" svg:viewBox="0 0 0 0" draw:points="0,0">
          <text:p/>
        </draw:polygon>
        <draw:line draw:style-name="gr3" draw:text-style-name="P2" draw:layer="layout" svg:x1="4.202cm" svg:y1="16.002cm" svg:x2="4cm" svg:y2="16.204cm">
          <text:p/>
        </draw:line>
        <draw:line draw:style-name="gr3" draw:text-style-name="P2" draw:layer="layout" svg:x1="2.802cm" svg:y1="16.002cm" svg:x2="2.599cm" svg:y2="16.204cm">
          <text:p/>
        </draw:line>
        <draw:line draw:style-name="gr3" draw:text-style-name="P2" draw:layer="layout" svg:x1="4.001cm" svg:y1="16.002cm" svg:x2="3.799cm" svg:y2="16.204cm">
          <text:p/>
        </draw:line>
        <draw:line draw:style-name="gr3" draw:text-style-name="P2" draw:layer="layout" svg:x1="3.8cm" svg:y1="16.002cm" svg:x2="3.598cm" svg:y2="16.204cm">
          <text:p/>
        </draw:line>
        <draw:line draw:style-name="gr3" draw:text-style-name="P2" draw:layer="layout" svg:x1="3.599cm" svg:y1="16.002cm" svg:x2="3.4cm" svg:y2="16.204cm">
          <text:p/>
        </draw:line>
        <draw:line draw:style-name="gr3" draw:text-style-name="P2" draw:layer="layout" svg:x1="3.401cm" svg:y1="16.002cm" svg:x2="3.199cm" svg:y2="16.204cm">
          <text:p/>
        </draw:line>
        <draw:line draw:style-name="gr3" draw:text-style-name="P2" draw:layer="layout" svg:x1="3.2cm" svg:y1="16.002cm" svg:x2="2.998cm" svg:y2="16.204cm">
          <text:p/>
        </draw:line>
        <draw:line draw:style-name="gr3" draw:text-style-name="P2" draw:layer="layout" svg:x1="2.999cm" svg:y1="16.002cm" svg:x2="2.801cm" svg:y2="16.204cm">
          <text:p/>
        </draw:line>
        <draw:polyline draw:style-name="gr6" draw:text-style-name="P2" draw:layer="layout" svg:width="0.264cm" svg:height="0.243cm" svg:x="3.704cm" svg:y="16.016cm" svg:viewBox="0 0 265 244" draw:points="265,0 63,223 0,244">
          <text:p/>
        </draw:polyline>
        <draw:frame draw:style-name="gr8" draw:text-style-name="P5" draw:layer="layout" svg:width="0.634cm" svg:height="0.704cm" svg:x="3.722cm" svg:y="7.324cm">
          <draw:text-box>
            <text:p text:style-name="P4"><text:span text:style-name="T1">y</text:span></text:p>
          </draw:text-box>
        </draw:frame>
        <draw:frame draw:style-name="gr8" draw:text-style-name="P5" draw:layer="layout" svg:width="0.634cm" svg:height="0.704cm" svg:x="4.424cm" svg:y="10.326cm">
          <draw:text-box>
            <text:p text:style-name="P4"><text:span text:style-name="T1">B</text:span></text:p>
          </draw:text-box>
        </draw:frame>
        <draw:frame draw:style-name="gr8" draw:text-style-name="P5" draw:layer="layout" svg:width="0.634cm" svg:height="0.704cm" svg:x="6.851cm" svg:y="12.027cm">
          <draw:text-box>
            <text:p text:style-name="P4"><text:span text:style-name="T1">C</text:span></text:p>
          </draw:text-box>
        </draw:frame>
        <draw:frame draw:style-name="gr8" draw:text-style-name="P5" draw:layer="layout" svg:width="0.634cm" svg:height="0.704cm" svg:x="8.65cm" svg:y="12.968cm">
          <draw:text-box>
            <text:p text:style-name="P4"><text:span text:style-name="T1">M</text:span></text:p>
          </draw:text-box>
        </draw:frame>
        <draw:frame draw:style-name="gr8" draw:text-style-name="P5" draw:layer="layout" svg:width="0.634cm" svg:height="0.704cm" svg:x="10.827cm" svg:y="13.526cm">
          <draw:text-box>
            <text:p text:style-name="P4"><text:span text:style-name="T1">A</text:span></text:p>
          </draw:text-box>
        </draw:frame>
        <draw:frame draw:style-name="gr8" draw:text-style-name="P5" draw:layer="layout" svg:width="0.634cm" svg:height="0.704cm" svg:x="13.649cm" svg:y="15.025cm">
          <draw:text-box>
            <text:p text:style-name="P4"><text:span text:style-name="T1">x</text:span></text:p>
          </draw:text-box>
        </draw:frame>
        <draw:frame draw:style-name="gr8" draw:text-style-name="P5" draw:layer="layout" svg:width="0.634cm" svg:height="0.704cm" svg:x="2.448cm" svg:y="14.373cm">
          <draw:text-box>
            <text:p text:style-name="P4"><text:span text:style-name="T1">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14.005cm" fo:page-height="16.22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8-30T17:57:58.788500804</dc:date>
    <meta:editing-duration>PT52M35S</meta:editing-duration>
    <meta:editing-cycles>1</meta:editing-cycles>
    <meta:document-statistic meta:object-count="104"/>
    <meta:generator>LibreOffice/5.3.1.2$Linux_X86_64 LibreOffice_project/30m0$Build-2</meta:generator>
  </office:meta>
</office:document-meta>
</file>